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9cm" svg:height="2.5cm" svg:x="1.483cm" svg:y="11.58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76cm" svg:height="0.962cm" svg:x="1.2cm" svg:y="10.5cm">
          <draw:text-box>
            <text:p><text:span text:style-name="T1">Signature</text:span> <text:span text:style-name="T1">of</text:span> <text:span text:style-name="T2">New Adviser</text:span></text:p>
          </draw:text-box>
        </draw:frame>
        <draw:custom-shape draw:style-name="gr1" draw:text-style-name="P1" draw:layer="layout" svg:width="4.5cm" svg:height="1cm" svg:x="15cm" svg:y="13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24cm" svg:height="0.962cm" svg:x="16.3cm" svg:y="13.238cm">
          <draw:text-box>
            <text:p>/ <text:s text:c="5"/>/</text:p>
          </draw:text-box>
        </draw:frame>
        <draw:frame draw:style-name="gr2" draw:layer="layout" svg:width="5.015cm" svg:height="0.962cm" svg:x="14.8cm" svg:y="12.1cm">
          <draw:text-box>
            <text:p>Date(dd/mm/yy)</text:p>
          </draw:text-box>
        </draw:frame>
        <draw:custom-shape draw:style-name="gr1" draw:text-style-name="P1" draw:layer="measurelines" svg:width="12.9cm" svg:height="2.5cm" svg:x="1.484cm" svg:y="15.784cm">
          <text:p/>
          <draw:enhanced-geometry svg:viewBox="0 0 21600 21600" draw:type="rectangle" draw:enhanced-path="M 0 0 L 21600 0 21600 21600 0 21600 0 0 Z N"/>
        </draw:custom-shape>
        <draw:frame draw:style-name="gr4" draw:layer="measurelines" svg:width="7.555cm" svg:height="0.962cm" svg:x="1.201cm" svg:y="14.4cm">
          <draw:text-box>
            <text:p><text:span text:style-name="T1">Signature</text:span> <text:span text:style-name="T1">of</text:span> <text:span text:style-name="T2">Old adviser</text:span></text:p>
          </draw:text-box>
        </draw:frame>
        <draw:custom-shape draw:style-name="gr1" draw:text-style-name="P1" draw:layer="measurelines" svg:width="4.5cm" svg:height="1cm" svg:x="15.001cm" svg:y="17.2cm">
          <text:p/>
          <draw:enhanced-geometry svg:viewBox="0 0 21600 21600" draw:type="rectangle" draw:enhanced-path="M 0 0 L 21600 0 21600 21600 0 21600 0 0 Z N"/>
        </draw:custom-shape>
        <draw:frame draw:style-name="gr3" draw:layer="measurelines" svg:width="1.924cm" svg:height="0.962cm" svg:x="16.301cm" svg:y="17.338cm">
          <draw:text-box>
            <text:p>/ <text:s text:c="5"/>/</text:p>
          </draw:text-box>
        </draw:frame>
        <draw:frame draw:style-name="gr2" draw:layer="measurelines" svg:width="5.015cm" svg:height="0.962cm" svg:x="14.801cm" svg:y="16.2cm">
          <draw:text-box>
            <text:p>Date(dd/mm/yy)</text:p>
          </draw:text-box>
        </draw:frame>
        <draw:frame draw:style-name="gr2" draw:layer="measurelines" svg:width="16.191cm" svg:height="1.673cm" svg:x="1.082cm" svg:y="3.938cm">
          <draw:text-box>
            <text:p>Bulk <text:span text:style-name="T1">Investor</text:span> <text:span text:style-name="T1">transfer, [investor name]</text:span> <text:span text:style-name="T1">from</text:span> [<text:span text:style-name="T1">old</text:span> <text:span text:style-name="T1">adviser]</text:span></text:p>
            <text:p><text:s/><text:span text:style-name="T1">to</text:span> [<text:span text:style-name="T1">new</text:span> <text:span text:style-name="T1">adviser]</text:span></text:p>
          </draw:text-box>
        </draw:frame>
        <draw:frame draw:style-name="gr5" draw:text-style-name="P2" draw:layer="measurelines" svg:width="3.986cm" svg:height="1.062cm" svg:x="1.283cm" svg:y="1.6cm">
          <draw:text-box>
            <text:p><text:span text:style-name="T3">BetaSmart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00:51:40.896134065</meta:creation-date>
    <dc:date>2015-10-25T03:53:00.698602709</dc:date>
    <meta:editing-duration>PT40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